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  <style:text-properties fo:language="en" fo:country="US"/>
    </style:style>
    <style:style style:name="T1" style:family="text">
      <style:text-properties loext:padding="0in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42801145" text:style-name="L1">
        <text:list-item>
          <text:p text:style-name="P1"><text:span text:style-name="T1">Introduction</text:span></text:p>
        </text:list-item>
        <text:list-item>
          <text:p text:style-name="P1"><text:span text:style-name="T1">Consequences of the war</text:span></text:p>
        </text:list-item>
        <text:list-item>
          <text:p text:style-name="P1"><text:span text:style-name="T1">The geopolitical risk</text:span></text:p>
        </text:list-item>
        <text:list-item>
          <text:p text:style-name="P1"><text:span text:style-name="T1">Financial crisis</text:span></text:p>
        </text:list-item>
        <text:list-item>
          <text:p text:style-name="P1"><text:span text:style-name="T1">Conclution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08:00:29.695398162</meta:creation-date>
    <dc:date>2022-11-09T08:01:16.864391845</dc:date>
    <meta:editing-duration>PT48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5" meta:word-count="16" meta:character-count="92" meta:non-whitespace-character-count="86"/>
  </office:meta>
</office:document-meta>
</file>